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2ce8" officeooo:paragraph-rsid="00002ce8"/>
    </style:style>
    <style:style style:name="P2" style:family="paragraph" style:parent-style-name="Standard">
      <style:text-properties officeooo:rsid="00002ce8" officeooo:paragraph-rsid="00175db1"/>
    </style:style>
    <style:style style:name="P3" style:family="paragraph" style:parent-style-name="Standard">
      <style:text-properties officeooo:rsid="00002ce8" officeooo:paragraph-rsid="001caa80"/>
    </style:style>
    <style:style style:name="P4" style:family="paragraph" style:parent-style-name="Standard">
      <style:text-properties officeooo:rsid="00002ce8" officeooo:paragraph-rsid="0036f08f"/>
    </style:style>
    <style:style style:name="P5" style:family="paragraph" style:parent-style-name="Standard">
      <style:text-properties officeooo:rsid="00002ce8" officeooo:paragraph-rsid="0047bbd0"/>
    </style:style>
    <style:style style:name="P6" style:family="paragraph" style:parent-style-name="Standard">
      <style:text-properties officeooo:rsid="0001129b" officeooo:paragraph-rsid="0003d146"/>
    </style:style>
    <style:style style:name="P7" style:family="paragraph" style:parent-style-name="Standard">
      <style:text-properties officeooo:rsid="00026a16" officeooo:paragraph-rsid="00026a16"/>
    </style:style>
    <style:style style:name="P8" style:family="paragraph" style:parent-style-name="Standard">
      <style:text-properties officeooo:rsid="0011939d" officeooo:paragraph-rsid="0011939d"/>
    </style:style>
    <style:style style:name="P9" style:family="paragraph" style:parent-style-name="Standard">
      <style:text-properties officeooo:rsid="00165874" officeooo:paragraph-rsid="00165874"/>
    </style:style>
    <style:style style:name="P10" style:family="paragraph" style:parent-style-name="Standard">
      <style:text-properties officeooo:paragraph-rsid="00175db1"/>
    </style:style>
    <style:style style:name="P11" style:family="paragraph" style:parent-style-name="Standard">
      <style:text-properties officeooo:rsid="00175db1" officeooo:paragraph-rsid="00175db1"/>
    </style:style>
    <style:style style:name="P12" style:family="paragraph" style:parent-style-name="Standard">
      <style:text-properties officeooo:rsid="00175db1" officeooo:paragraph-rsid="003cf8f6"/>
    </style:style>
    <style:style style:name="P13" style:family="paragraph" style:parent-style-name="Standard">
      <style:text-properties fo:font-weight="bold" officeooo:rsid="001caa80" officeooo:paragraph-rsid="001caa80" style:font-weight-asian="bold" style:font-weight-complex="bold"/>
    </style:style>
    <style:style style:name="P14" style:family="paragraph" style:parent-style-name="Standard">
      <style:text-properties officeooo:rsid="0027eb30" officeooo:paragraph-rsid="002adfd3"/>
    </style:style>
    <style:style style:name="P15" style:family="paragraph" style:parent-style-name="Standard">
      <style:text-properties officeooo:rsid="0027eb30" officeooo:paragraph-rsid="00494596"/>
    </style:style>
    <style:style style:name="P16" style:family="paragraph" style:parent-style-name="Standard">
      <style:text-properties officeooo:rsid="0033b62c" officeooo:paragraph-rsid="0033b62c"/>
    </style:style>
    <style:style style:name="P17" style:family="paragraph" style:parent-style-name="Standard">
      <style:text-properties officeooo:paragraph-rsid="0033b62c"/>
    </style:style>
    <style:style style:name="P18" style:family="paragraph" style:parent-style-name="Standard">
      <style:text-properties officeooo:rsid="002dd7ea" officeooo:paragraph-rsid="0033b62c"/>
    </style:style>
    <style:style style:name="P19" style:family="paragraph" style:parent-style-name="Standard">
      <style:text-properties officeooo:paragraph-rsid="00400b33"/>
    </style:style>
    <style:style style:name="P20" style:family="paragraph" style:parent-style-name="Standard">
      <style:text-properties officeooo:rsid="00420bf7" officeooo:paragraph-rsid="00420bf7"/>
    </style:style>
    <style:style style:name="P21" style:family="paragraph" style:parent-style-name="Standard">
      <style:text-properties officeooo:rsid="0044d870" officeooo:paragraph-rsid="0044d870"/>
    </style:style>
    <style:style style:name="P22" style:family="paragraph" style:parent-style-name="Standard">
      <style:text-properties officeooo:paragraph-rsid="003536c9"/>
    </style:style>
    <style:style style:name="P23" style:family="paragraph" style:parent-style-name="Standard">
      <style:text-properties officeooo:paragraph-rsid="004dcd29"/>
    </style:style>
    <style:style style:name="P24" style:family="paragraph" style:parent-style-name="Standard">
      <style:text-properties officeooo:paragraph-rsid="005019a0"/>
    </style:style>
    <style:style style:name="P25" style:family="paragraph" style:parent-style-name="Standard">
      <style:text-properties fo:font-weight="normal" officeooo:rsid="00552142" officeooo:paragraph-rsid="00552142" style:font-weight-asian="normal" style:font-weight-complex="normal"/>
    </style:style>
    <style:style style:name="P26" style:family="paragraph" style:parent-style-name="Standard">
      <style:text-properties fo:font-weight="normal" officeooo:rsid="003e649a" officeooo:paragraph-rsid="004dcd29" style:font-weight-asian="normal" style:font-weight-complex="normal"/>
    </style:style>
    <style:style style:name="P27" style:family="paragraph" style:parent-style-name="Standard">
      <style:text-properties fo:font-weight="normal" officeooo:rsid="00435edf" officeooo:paragraph-rsid="004dcd29" style:font-weight-asian="normal" style:font-weight-complex="normal"/>
    </style:style>
    <style:style style:name="P28" style:family="paragraph" style:parent-style-name="Standard">
      <style:text-properties officeooo:paragraph-rsid="005681b0"/>
    </style:style>
    <style:style style:name="P29" style:family="paragraph" style:parent-style-name="Standard">
      <style:text-properties style:font-name="monospace" officeooo:rsid="002dd7ea" officeooo:paragraph-rsid="00400b33"/>
    </style:style>
    <style:style style:name="P30" style:family="paragraph" style:parent-style-name="Standard">
      <style:text-properties style:font-name="monospace" officeooo:rsid="002dd7ea" officeooo:paragraph-rsid="0033b62c"/>
    </style:style>
    <style:style style:name="P31" style:family="paragraph" style:parent-style-name="Standard">
      <style:text-properties officeooo:rsid="002e59bb" officeooo:paragraph-rsid="00400b33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01129b" officeooo:paragraph-rsid="00165874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026a16" officeooo:paragraph-rsid="00026a16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002ce8" officeooo:paragraph-rsid="00032c95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165874" officeooo:paragraph-rsid="00165874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color="#000000" style:font-name="Liberation Mono" fo:font-size="10pt" fo:font-weight="bold" officeooo:paragraph-rsid="0033b62c" fo:background-color="#ffffff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026a16" officeooo:paragraph-rsid="00165874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65874" officeooo:paragraph-rsid="00165874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032c95" officeooo:paragraph-rsid="00165874"/>
    </style:style>
    <style:style style:name="P40" style:family="paragraph" style:parent-style-name="Standard" style:list-style-name="L1">
      <style:text-properties officeooo:paragraph-rsid="003e649a"/>
    </style:style>
    <style:style style:name="P41" style:family="paragraph" style:parent-style-name="Standard">
      <style:text-properties officeooo:paragraph-rsid="0033b62c"/>
    </style:style>
    <style:style style:name="P42" style:family="paragraph" style:parent-style-name="Standard">
      <style:text-properties officeooo:paragraph-rsid="003536c9"/>
    </style:style>
    <style:style style:name="P43" style:family="paragraph" style:parent-style-name="Standard">
      <style:text-properties officeooo:rsid="003536c9" officeooo:paragraph-rsid="003e649a"/>
    </style:style>
    <style:style style:name="T1" style:family="text">
      <style:text-properties officeooo:rsid="00026a16"/>
    </style:style>
    <style:style style:name="T2" style:family="text">
      <style:text-properties officeooo:rsid="00032c95"/>
    </style:style>
    <style:style style:name="T3" style:family="text">
      <style:text-properties officeooo:rsid="00055d02"/>
    </style:style>
    <style:style style:name="T4" style:family="text">
      <style:text-properties officeooo:rsid="00165874"/>
    </style:style>
    <style:style style:name="T5" style:family="text">
      <style:text-properties officeooo:rsid="00175db1"/>
    </style:style>
    <style:style style:name="T6" style:family="text">
      <style:text-properties officeooo:rsid="001c3622"/>
    </style:style>
    <style:style style:name="T7" style:family="text">
      <style:text-properties officeooo:rsid="001caa80"/>
    </style:style>
    <style:style style:name="T8" style:family="text">
      <style:text-properties officeooo:rsid="002adfd3"/>
    </style:style>
    <style:style style:name="T9" style:family="text">
      <style:text-properties officeooo:rsid="002c20f2"/>
    </style:style>
    <style:style style:name="T10" style:family="text">
      <style:text-properties officeooo:rsid="002dd7ea"/>
    </style:style>
    <style:style style:name="T11" style:family="text">
      <style:text-properties fo:color="#000000"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2" style:family="text">
      <style:text-properties fo:color="#000000" style:font-name="Liberation Mono" fo:font-size="10pt" fo:font-weight="bold" officeooo:rsid="0033b62c" fo:background-color="#ffffff" loext:char-shading-value="0" style:font-size-asian="10pt" style:font-weight-asian="bold" style:font-size-complex="10pt" style:font-weight-complex="bold"/>
    </style:style>
    <style:style style:name="T13" style:family="text">
      <style:text-properties style:font-name="monospace"/>
    </style:style>
    <style:style style:name="T14" style:family="text">
      <style:text-properties style:font-name="monospace" officeooo:rsid="002dd7ea"/>
    </style:style>
    <style:style style:name="T15" style:family="text">
      <style:text-properties style:font-name="monospace" officeooo:rsid="0033b62c"/>
    </style:style>
    <style:style style:name="T16" style:family="text">
      <style:text-properties officeooo:rsid="0031cd3a"/>
    </style:style>
    <style:style style:name="T17" style:family="text">
      <style:text-properties style:font-name="Liberation Mono" fo:font-size="10pt" fo:font-weight="bold" officeooo:rsid="002adfd3" style:font-size-asian="10pt" style:font-weight-asian="bold" style:font-size-complex="1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b62c" style:font-weight-asian="bold" style:font-weight-complex="bold"/>
    </style:style>
    <style:style style:name="T20" style:family="text">
      <style:text-properties fo:font-weight="bold" officeooo:rsid="003e649a" style:font-weight-asian="bold" style:font-weight-complex="bold"/>
    </style:style>
    <style:style style:name="T21" style:family="text">
      <style:text-properties fo:font-weight="bold" officeooo:rsid="00420bf7" style:font-weight-asian="bold" style:font-weight-complex="bold"/>
    </style:style>
    <style:style style:name="T22" style:family="text">
      <style:text-properties fo:font-weight="bold" officeooo:rsid="003a3a9c" style:font-weight-asian="bold" style:font-weight-complex="bold"/>
    </style:style>
    <style:style style:name="T23" style:family="text">
      <style:text-properties fo:font-weight="bold" officeooo:rsid="00470942" style:font-weight-asian="bold" style:font-weight-complex="bold"/>
    </style:style>
    <style:style style:name="T24" style:family="text">
      <style:text-properties fo:font-weight="bold" officeooo:rsid="00032c95" style:font-weight-asian="bold" style:font-weight-complex="bold"/>
    </style:style>
    <style:style style:name="T25" style:family="text">
      <style:text-properties fo:font-weight="bold" officeooo:rsid="003536c9" style:font-weight-asian="bold" style:font-weight-complex="bold"/>
    </style:style>
    <style:style style:name="T26" style:family="text">
      <style:text-properties fo:font-weight="bold" officeooo:rsid="004a163f" style:font-weight-asian="bold" style:font-weight-complex="bold"/>
    </style:style>
    <style:style style:name="T27" style:family="text">
      <style:text-properties fo:font-weight="bold" officeooo:rsid="0058321d" style:font-weight-asian="bold" style:font-weight-complex="bold"/>
    </style:style>
    <style:style style:name="T28" style:family="text">
      <style:text-properties fo:font-weight="bold" officeooo:rsid="005b8334" style:font-weight-asian="bold" style:font-weight-complex="bold"/>
    </style:style>
    <style:style style:name="T29" style:family="text">
      <style:text-properties officeooo:rsid="0033b62c"/>
    </style:style>
    <style:style style:name="T30" style:family="text">
      <style:text-properties officeooo:rsid="0037a1bd"/>
    </style:style>
    <style:style style:name="T31" style:family="text">
      <style:text-properties officeooo:rsid="003a3a9c"/>
    </style:style>
    <style:style style:name="T32" style:family="text">
      <style:text-properties officeooo:rsid="003cf8f6"/>
    </style:style>
    <style:style style:name="T33" style:family="text">
      <style:text-properties officeooo:rsid="003d1250"/>
    </style:style>
    <style:style style:name="T34" style:family="text">
      <style:text-properties officeooo:rsid="003e649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e649a" style:font-style-asian="italic" style:font-style-complex="italic"/>
    </style:style>
    <style:style style:name="T37" style:family="text">
      <style:text-properties fo:font-style="italic" officeooo:rsid="003a3a9c" style:font-style-asian="italic" style:font-style-complex="italic"/>
    </style:style>
    <style:style style:name="T38" style:family="text">
      <style:text-properties fo:font-style="italic" officeooo:rsid="005b8334" style:font-style-asian="italic" style:font-style-complex="italic"/>
    </style:style>
    <style:style style:name="T39" style:family="text">
      <style:text-properties fo:font-style="italic" fo:font-weight="normal" officeooo:rsid="004dcd29" style:font-style-asian="italic" style:font-weight-asian="normal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420bf7" style:font-weight-asian="normal" style:font-weight-complex="normal"/>
    </style:style>
    <style:style style:name="T42" style:family="text">
      <style:text-properties fo:font-weight="normal" officeooo:rsid="00428de9" style:font-weight-asian="normal" style:font-weight-complex="normal"/>
    </style:style>
    <style:style style:name="T43" style:family="text">
      <style:text-properties fo:font-weight="normal" officeooo:rsid="003e649a" style:font-weight-asian="normal" style:font-weight-complex="normal"/>
    </style:style>
    <style:style style:name="T44" style:family="text">
      <style:text-properties fo:font-weight="normal" officeooo:rsid="00435edf" style:font-weight-asian="normal" style:font-weight-complex="normal"/>
    </style:style>
    <style:style style:name="T45" style:family="text">
      <style:text-properties fo:font-weight="normal" officeooo:rsid="0033b62c" style:font-weight-asian="normal" style:font-weight-complex="normal"/>
    </style:style>
    <style:style style:name="T46" style:family="text">
      <style:text-properties fo:font-weight="normal" officeooo:rsid="0044d870" style:font-weight-asian="normal" style:font-weight-complex="normal"/>
    </style:style>
    <style:style style:name="T47" style:family="text">
      <style:text-properties fo:font-weight="normal" officeooo:rsid="0047bbd0" style:font-weight-asian="normal" style:font-weight-complex="normal"/>
    </style:style>
    <style:style style:name="T48" style:family="text">
      <style:text-properties fo:font-weight="normal" officeooo:rsid="00494596" style:font-weight-asian="normal" style:font-weight-complex="normal"/>
    </style:style>
    <style:style style:name="T49" style:family="text">
      <style:text-properties fo:font-weight="normal" officeooo:rsid="004dcd29" style:font-weight-asian="normal" style:font-weight-complex="normal"/>
    </style:style>
    <style:style style:name="T50" style:family="text">
      <style:text-properties fo:font-weight="normal" officeooo:rsid="004f6ef7" style:font-weight-asian="normal" style:font-weight-complex="normal"/>
    </style:style>
    <style:style style:name="T51" style:family="text">
      <style:text-properties fo:font-weight="normal" officeooo:rsid="005681b0" style:font-weight-asian="normal" style:font-weight-complex="normal"/>
    </style:style>
    <style:style style:name="T52" style:family="text">
      <style:text-properties fo:font-weight="normal" officeooo:rsid="0058321d" style:font-weight-asian="normal" style:font-weight-complex="normal"/>
    </style:style>
    <style:style style:name="T53" style:family="text">
      <style:text-properties fo:font-weight="normal" officeooo:rsid="005c72c4" style:font-weight-asian="normal" style:font-weight-complex="normal"/>
    </style:style>
    <style:style style:name="T54" style:family="text">
      <style:text-properties fo:font-weight="normal" officeooo:rsid="005e579d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4d870" style:font-style-asian="normal" style:font-style-complex="normal"/>
    </style:style>
    <style:style style:name="T57" style:family="text">
      <style:text-properties fo:font-style="normal" officeooo:rsid="005b8334" style:font-style-asian="normal" style:font-style-complex="normal"/>
    </style:style>
    <style:style style:name="T58" style:family="text">
      <style:text-properties fo:font-style="normal" officeooo:rsid="005c72c4" style:font-style-asian="normal" style:font-style-complex="normal"/>
    </style:style>
    <style:style style:name="T59" style:family="text">
      <style:text-properties fo:font-style="normal" fo:font-weight="bold" officeooo:rsid="005b8334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5b833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c72c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8321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5e579d" style:font-style-asian="normal" style:font-weight-asian="normal" style:font-style-complex="normal" style:font-weight-complex="normal"/>
    </style:style>
    <style:style style:name="T64" style:family="text">
      <style:text-properties fo:color="#ff3333" style:text-line-through-style="none" style:text-line-through-type="none" style:font-name="Liberation Mono" fo:font-size="10pt" fo:font-weight="bold" officeooo:rsid="0033b62c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officeooo:rsid="00470942"/>
    </style:style>
    <style:style style:name="T66" style:family="text">
      <style:text-properties officeooo:rsid="0047bbd0"/>
    </style:style>
    <style:style style:name="T67" style:family="text">
      <style:text-properties officeooo:rsid="003536c9"/>
    </style:style>
    <style:style style:name="T68" style:family="text">
      <style:text-properties officeooo:rsid="00495791"/>
    </style:style>
    <style:style style:name="T69" style:family="text">
      <style:text-properties officeooo:rsid="004a163f"/>
    </style:style>
    <style:style style:name="T70" style:family="text">
      <style:text-properties officeooo:rsid="004aea8e"/>
    </style:style>
    <style:style style:name="T71" style:family="text">
      <style:text-properties officeooo:rsid="004bee0b"/>
    </style:style>
    <style:style style:name="T72" style:family="text">
      <style:text-properties officeooo:rsid="005681b0"/>
    </style:style>
    <style:style style:name="T73" style:family="text">
      <style:text-properties officeooo:rsid="0058321d"/>
    </style:style>
    <style:style style:name="T74" style:family="text">
      <style:text-properties officeooo:rsid="00592607"/>
    </style:style>
    <style:style style:name="T75" style:family="text">
      <style:text-properties officeooo:rsid="0059e6a0"/>
    </style:style>
    <style:style style:name="T76" style:family="text">
      <style:text-properties officeooo:rsid="005b8334"/>
    </style:style>
    <style:style style:name="T77" style:family="text">
      <style:text-properties officeooo:rsid="005c72c4"/>
    </style:style>
    <style:style style:name="T78" style:family="text">
      <style:text-properties officeooo:rsid="005e57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&gt; </text:span># sqlpal <text:span text:style-name="T72">a Console &amp; Socket</text:span> <text:span text:style-name="T70">for the </text:span><text:span text:style-name="T18">SQL Server for Linux</text:span> CTP <text:span text:style-name="T26">Docker</text:span><text:span text:style-name="T69"> Instance </text:span></text:p>
      <text:p text:style-name="P5"/>
      <text:p text:style-name="P43"><text:span text:style-name="T59"/></text:p>
      <text:p text:style-name="P22"/>
      <text:p text:style-name="P22"/>
      <text:p text:style-name="P22"/>
      <text:p text:style-name="P22"/>
      <text:p text:style-name="P22"/>
      <text:p text:style-name="P22"><text:span text:style-name="T67">A </text:span><text:span text:style-name="T25">node.js</text:span><text:span text:style-name="T67"> app adds flexibility to the tedious connection at the console by offering the alternative to use </text:span><text:span text:style-name="T23">SQLCMD</text:span><text:span text:style-name="T65"> or </text:span><text:span text:style-name="T18">mssql</text:span><text:span text:style-name="T65"> on a per query basis – if for no other reason than to toggle between tabular results and JSON results - and a facility to type or copy-paste multi-line T-SQL batches. (editing the multi-line query at will would be nice too, but I have yet to figure that one out...) Could even be handy to provide reuse of the various multi-line batches already written. By already written I’m thinking everything from scripts and queries already in use on other SQL Servers to the last batch sent to the SQL Server. <text:s/></text:span></text:p>
      <text:p text:style-name="P4"/>
      <text:p text:style-name="P4"><text:span text:style-name="T68">This is wha useful for installation, </text:span>set-up, configuration, monitoring, administration, <text:span text:style-name="T3">development, delete-archive, tuning and </text:span>troubleshooting <text:span text:style-name="T2">of a </text:span><text:span text:style-name="T24">SQL Server for Linux Docker</text:span><text:span text:style-name="T2"> image from the </text:span><text:span text:style-name="T24">Docker</text:span><text:span text:style-name="T2"> host</text:span>. <text:span text:style-name="T30">A console that might work with any SQL Server for Linux installation, but especially for the Docker image for a few reasons. A Docker solution will have good portability, high scalability and simple installation. <text:s text:c="3"/></text:span><text:s/></text:p>
      <text:p text:style-name="P6"/>
      <text:p text:style-name="P8"><text:span text:style-name="T4">The ingredient list for a </text:span>SQL Server on Linux <text:span text:style-name="T4">CTP evaluation platform are short and simple:</text:span> </text:p>
      <text:p text:style-name="P7"/>
      <text:p text:style-name="P35">1 <text:s/>working x64 computer with minimum 4GB RAM </text:p>
      <text:p text:style-name="P32"><text:span text:style-name="T4">1 <text:s/>x</text:span>64 Linux Dist<text:span text:style-name="T1">r</text:span>o <text:span text:style-name="T34">of your choosing</text:span> <text:span text:style-name="T34">(as long as it can run </text:span><text:span text:style-name="T20">Docker</text:span><text:span text:style-name="T34"> and </text:span><text:span text:style-name="T20">node.js</text:span><text:span text:style-name="T34">)</text:span></text:p>
      <text:p text:style-name="P32"/>
      <text:p text:style-name="P38">On that <text:span text:style-name="T33">base </text:span>platform, install:</text:p>
      <text:p text:style-name="P37"><text:tab/><text:span text:style-name="T4">1 </text:span>Docker <text:span text:style-name="T2">Engine </text:span></text:p>
      <text:p text:style-name="P39"><text:tab/>1 mssql-tools for Linux </text:p>
      <text:p text:style-name="P37"><text:tab/><text:span text:style-name="T4">1 </text:span>Node.js <text:span text:style-name="T4">server</text:span> </text:p>
      <text:p text:style-name="P37"/>
      <text:p text:style-name="P38">Then add <text:span text:style-name="T6">the javascript for</text:span>:</text:p>
      <text:p text:style-name="P37"><text:tab/></text:p>
      <text:p text:style-name="P33">1 – sqlpal <text:span text:style-name="T4">app</text:span></text:p>
      <text:p text:style-name="P34"/>
      <text:p text:style-name="P9">And finally, from the sqlpal <text:span text:style-name="T6">app </text:span>folder, complete the installation by typing:</text:p>
      <text:p text:style-name="P9"/>
      <text:p text:style-name="P9"><text:tab/>npm install</text:p>
      <text:p text:style-name="P9"/>
      <text:p text:style-name="P9"><text:s/><text:span text:style-name="T6">then, </text:span>at the <text:span text:style-name="T6">bash </text:span>prompt, type </text:p>
      <text:p text:style-name="P9"><text:tab/></text:p>
      <text:p text:style-name="P9"><text:tab/>npm start</text:p>
      <text:p text:style-name="P9"/>
      <text:p text:style-name="P9">When complete, SQL Server will be <text:span text:style-name="T5">running in a Docker instance and the sqlpal CLI will be awaiting your beckoned call</text:span>. </text:p>
      <text:p text:style-name="Standard"/>
      <text:p text:style-name="P10">Wh<text:span text:style-name="T6">en</text:span> <text:span text:style-name="T6">undecided on</text:span> <text:span text:style-name="T5">a</text:span> Linux <text:span text:style-name="T5">distro</text:span>, refer to: </text:p>
      <text:p text:style-name="P10"/>
      <text:p text:style-name="P10"><text:tab/><text:tab/><text:a xlink:type="simple" xlink:href="https://nodejs.org/en/download/package-manager/" text:style-name="Internet_20_link" text:visited-style-name="Visited_20_Internet_20_Link">https://nodejs.org/en/download/package-manager/</text:a> </text:p>
      <text:p text:style-name="P10"><text:soft-page-break/><text:tab/>-and-</text:p>
      <text:p text:style-name="P10"><text:tab/><text:tab/><text:a xlink:type="simple" xlink:href="https://docs.docker.com/engine/installation/#supported-platforms" text:style-name="Internet_20_link" text:visited-style-name="Visited_20_Internet_20_Link">https://docs.docker.com/engine/installation/#supported-platforms</text:a></text:p>
      <text:p text:style-name="Standard"/>
      <text:p text:style-name="Standard"/>
      <text:p text:style-name="P11"/>
      <text:p text:style-name="P12">Including mssql-tools <text:span text:style-name="T32">(sqlcmd, bcp, etc.)</text:span> in addition to the node-mssql <text:span text:style-name="T32">(aka <text:s/>mssql) NPM packaged </text:span>SQL Server driver <text:span text:style-name="T32">provides per query tabular (sqlcmd) or JSON (mssql) rendering. For example, a multi-column query will usually render as tabular data coming through SQLCMD and as an array of JSON row objects through the node-mssql driver. </text:span></text:p>
      <text:p text:style-name="P12"/>
      <text:p text:style-name="P12"><text:span text:style-name="T32">This means that mssql-tools are necessary</text:span> <text:span text:style-name="T32">for app distribution</text:span>. <text:span text:style-name="T32">Installation of the Node.js will bring along the NPM sourced dependencies. However, mssql-tools is not <text:s/></text:span><text:s/><text:span text:style-name="T32"><text:s text:c="2"/></text:span><text:s text:c="3"/></text:p>
      <text:p text:style-name="P2"/>
      <text:p text:style-name="P13">node-mssql</text:p>
      <text:p text:style-name="P1"/>
      <text:p text:style-name="P1">mssql: a Tedious "Microsoft SQL Server Client for node.js"</text:p>
      <text:p text:style-name="P1"><text:s text:c="2"/>at the guts, this is https://tediousjs.github.io/tedious/</text:p>
      <text:p text:style-name="P1"><text:s text:c="2"/>msqql notably extends transactions, SQL Type parsing, error</text:p>
      <text:p text:style-name="P1"><text:s text:c="2"/>handling and events. Also brings in promise based connection pooling and</text:p>
      <text:p text:style-name="P1"><text:s text:c="2"/>connection isolation leveling: not serialized awaiting last request callback.</text:p>
      <text:p text:style-name="P1"/>
      <text:p text:style-name="P1"><text:s text:c="2"/>- https://github.com/patriksimek/node-mssql</text:p>
      <text:p text:style-name="P1"/>
      <text:p text:style-name="P13">CLI</text:p>
      <text:p text:style-name="P1"/>
      <text:p text:style-name="P1">Vorpal: "Node's framework for interactive CLIs."</text:p>
      <text:p text:style-name="P1"/>
      <text:p text:style-name="P1"><text:s text:c="4"/>"Simple, powerful command creation</text:p>
      <text:p text:style-name="P1"><text:s text:c="4"/>Supports optional, required and variadic arguments and options</text:p>
      <text:p text:style-name="P1"><text:s text:c="4"/>Piped commands</text:p>
      <text:p text:style-name="P1"><text:s text:c="4"/>Persistent command history</text:p>
      <text:p text:style-name="P1"><text:s text:c="4"/>Built-in help</text:p>
      <text:p text:style-name="P1"><text:s text:c="4"/>Built-in tabbed auto-completion</text:p>
      <text:p text:style-name="P1"><text:s text:c="4"/>Command-specific auto-completion</text:p>
      <text:p text:style-name="P1"><text:s text:c="4"/>Customizable prompts</text:p>
      <text:p text:style-name="P1"><text:s text:c="4"/>Extensive terminal control</text:p>
      <text:p text:style-name="P1"><text:s text:c="4"/>Custom event listeners"</text:p>
      <text:p text:style-name="P1"/>
      <text:p text:style-name="P1"><text:s text:c="4"/>- https://github.com/dthree/vorpal</text:p>
      <text:p text:style-name="P1"/>
      <text:p text:style-name="P3">Vantage: "Distributed, realtime CLI for live Node apps"</text:p>
      <text:p text:style-name="P3"/>
      <text:p text:style-name="P3"><text:s text:c="4"/>"First-class CLI: tab completion, history, you name it.</text:p>
      <text:p text:style-name="P3"><text:s text:c="4"/>Build your own API with the familiar syntax of commander.js.</text:p>
      <text:p text:style-name="P3"><text:s text:c="4"/>SSH-like client / server setup for remote access to your live Node app.</text:p>
      <text:p text:style-name="P3"><text:s text:c="4"/>Production-ready, with authentication middleware and a basic firewall.</text:p>
      <text:p text:style-name="P3"><text:s text:c="4"/>Built-in REPL."</text:p>
      <text:p text:style-name="P3"/>
      <text:p text:style-name="P3"><text:s text:c="4"/>- https://github.com/dthree/vantage</text:p>
      <text:p text:style-name="P3"><text:soft-page-break/></text:p>
      <text:p text:style-name="P13">Bluebird</text:p>
      <text:p text:style-name="P3"/>
      <text:p text:style-name="P1">Bluebird: third party promise library</text:p>
      <text:p text:style-name="P1"/>
      <text:p text:style-name="P1">The 'fs', 'child_process' core modules are Promisified with <text:span text:style-name="T7">steroidal </text:span>Bluebird.</text:p>
      <text:p text:style-name="P1"/>
      <text:p text:style-name="P1"><text:s text:c="4"/>&gt; const childProcess =Promise.promisifyAll(require('child_process'));</text:p>
      <text:p text:style-name="P1"><text:s text:c="4"/>&gt; const fs = Promise.promisifyAll(require('fs'));</text:p>
      <text:p text:style-name="P1"/>
      <text:p text:style-name="P1">The Mssql package explicitly uses Bluebird</text:p>
      <text:p text:style-name="P1"/>
      <text:p text:style-name="P1"><text:s text:c="4"/>&gt; const Promise = require('bluebird');</text:p>
      <text:p text:style-name="P1"><text:s text:c="4"/>&gt; const mssql = require('mssql');</text:p>
      <text:p text:style-name="P1"><text:s text:c="4"/>&gt; mssql.Promise = Promise;</text:p>
      <text:p text:style-name="P1"/>
      <text:p text:style-name="P1">Tedious ??</text:p>
      <text:p text:style-name="P1"/>
      <text:p text:style-name="P1">Vorpal and Vantage are built with Bluebird.</text:p>
      <text:p text:style-name="P1"/>
      <text:p text:style-name="P1"><text:s text:c="4"/>- http://bluebirdjs.com/docs/api-reference.html</text:p>
      <text:p text:style-name="P1"/>
      <text:p text:style-name="P1"/>
      <text:p text:style-name="P1"/>
      <text:p text:style-name="P1"/>
      <text:p text:style-name="P1">(./docs/cheatsheet.html) for some cribs when not connected to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7:14:24.766147832</meta:creation-date>
    <dc:date>2017-06-08T11:20:52.330305270</dc:date>
    <meta:editing-duration>P6DT13H1M17S</meta:editing-duration>
    <meta:editing-cycles>7</meta:editing-cycles>
    <meta:generator>LibreOffice/5.2.5.1$Linux_X86_64 LibreOffice_project/20m0$Build-1</meta:generator>
    <meta:document-statistic meta:table-count="0" meta:image-count="0" meta:object-count="0" meta:page-count="3" meta:paragraph-count="65" meta:word-count="584" meta:character-count="4165" meta:non-whitespace-character-count="3498"/>
  </office:meta>
</office:document-meta>
</file>